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E1C7E48A82619A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31b8c" officeooo:paragraph-rsid="00031b8c"/>
    </style:style>
    <style:style style:name="P9" style:family="paragraph" style:parent-style-name="Table_20_Contents">
      <style:text-properties fo:font-weight="bold" officeooo:rsid="00031b8c" officeooo:paragraph-rsid="00031b8c" style:font-weight-asian="bold" style:font-weight-complex="bold"/>
    </style:style>
    <style:style style:name="P10" style:family="paragraph" style:parent-style-name="Table_20_Contents">
      <style:text-properties officeooo:rsid="0003feaa" officeooo:paragraph-rsid="0003feaa"/>
    </style:style>
    <style:style style:name="P11" style:family="paragraph" style:parent-style-name="Table_20_Contents">
      <style:text-properties officeooo:paragraph-rsid="0003feaa"/>
    </style:style>
    <style:style style:name="P12" style:family="paragraph" style:parent-style-name="Table_20_Contents">
      <style:text-properties officeooo:rsid="0004ba7c"/>
    </style:style>
    <style:style style:name="P13" style:family="paragraph" style:parent-style-name="Table_20_Contents">
      <style:text-properties officeooo:rsid="0004ba7c" officeooo:paragraph-rsid="0004ba7c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3feaa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E1C7E48A82619AF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4. Automatización de tare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David Gil Bautist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4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[root@localhost ~]# ps -aux | grep atd</text:p>
            <text:p text:style-name="P8">Warning: bad syntax, perhaps a bogus '-'? See /usr/share/doc/procps-3.2.8/FAQ</text:p>
            <text:p text:style-name="P8">root <text:s text:c="5"/>1216 <text:s/>0.0 <text:s/>0.0 <text:s text:c="2"/>2340 <text:s text:c="2"/>556 tty0 <text:s text:c="4"/>S+ <text:s text:c="2"/>05:01 <text:s text:c="2"/>0:00 grep --color=auto atd</text:p>
            <text:p text:style-name="P9">No <text:span text:style-name="T4">se</text:span> encuentra el demonio atd</text:p>
            <text:p text:style-name="P9"/>
            <text:p text:style-name="P8">[root@localhost ~]# ps -aux | grep cron</text:p>
            <text:p text:style-name="P8">Warning: bad syntax, perhaps a bogus '-'? See /usr/share/doc/procps-3.2.8/FAQ</text:p>
            <text:p text:style-name="P8">root <text:s text:c="5"/>1167 <text:s/>0.0 <text:s/>0.1 <text:s text:c="2"/>3792 <text:s/>1180 ? <text:s text:c="7"/>Ss <text:s text:c="2"/>05:00 <text:s text:c="2"/>0:00 crond</text:p>
            <text:p text:style-name="P8">root <text:s text:c="5"/>1204 <text:s/>0.0 <text:s/>0.0 <text:s text:c="2"/>2816 <text:s text:c="2"/>660 ? <text:s text:c="7"/>Ss <text:s text:c="2"/>05:01 <text:s text:c="2"/>0:00 /usr/sbin/anacron -s</text:p>
            <text:p text:style-name="P8">root <text:s text:c="5"/>1221 <text:s/>0.0 <text:s/>0.0 <text:s text:c="2"/>2340 <text:s text:c="2"/>556 tty0 <text:s text:c="4"/>S+ <text:s text:c="2"/>05:04 <text:s text:c="2"/>0:00 grep --color=auto cron</text:p>
            <text:p text:style-name="Table_20_Contents"/>
            <text:p text:style-name="P8">[root@localhost ~]# ps -p 1167 -f</text:p>
            <text:p text:style-name="P8">UID <text:s text:c="7"/>PID <text:s/>PPID <text:s/>C STIME TTY <text:s text:c="9"/>TIME CMD</text:p>
            <text:p text:style-name="P8">root <text:s text:c="5"/>1167 <text:s text:c="4"/>1 <text:s/>0 05:00 ? <text:s text:c="7"/>00:00:00 crond</text:p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4.4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1) Tiene el directorio desde el que se ejecuta el padre ya que lo hereda</text:p>
            <text:p text:style-name="P10">2) La máscara es 0022 que también es heredada por el hijo</text:p>
            <text:p text:style-name="P10">3) Supongo que no, ya que al crear un hijo nuevo este crea sus propias variables locales en la pila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4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0">#!/bin/bash</text:p>
            <text:p text:style-name="P10">find /home/david/ -mtime 1 &gt; modificados:`date +%Y-%j-%T`</text:p>
            <text:p text:style-name="P11"><text:span text:style-name="T4">at -f ./script.sh now+1 day</text:span></text:p>
            <text:p text:style-name="P11"/>
          </table:table-cell>
        </table:table-row>
      </table:table>
      <text:p text:style-name="Standard"/>
      <text:p text:style-name="Standard"><text:soft-page-break/>En la <text:span text:style-name="T2">actividad 4.11 </text:span><text:span text:style-name="T3">el contenido de mi script </text:span><text:span text:style-name="T2">reducelista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0">#!/bin/bash</text:p>
            <text:p text:style-name="P10"/>
            <text:p text:style-name="P10">tail -n 10 /tmp/listacores &gt; /tmp/temporal</text:p>
            <text:p text:style-name="P10">rm /tmp/listacores</text:p>
            <text:p text:style-name="P10">mv /tmp/temporal /tmp/listacores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En la <text:span text:style-name="T2">actividad 4.13</text:span> el contenido de mi archivo crontab llamado <text:span text:style-name="T2">crontab-reducelista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3">#!/bin/bash</text:p>
            <text:p text:style-name="P13">#crea cron reducelista</text:p>
            <text:p text:style-name="P13"/>
            <text:p text:style-name="P13">echo "SHELL=/bin/sh" &gt; crontab-reducelista</text:p>
            <text:p text:style-name="P13">echo "PATH="`pwd`"/:/home/david/:"$PATH &gt;&gt; crontab-reducelista</text:p>
            <text:p text:style-name="P13">echo " * * * * reducelista" &gt;&gt; crontab-reducelista</text:p>
            <text:p text:style-name="P12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4</meta:editing-cycles>
    <meta:creation-date>2011-10-05T09:46:35.67</meta:creation-date>
    <meta:editing-duration>PT21H38M18S</meta:editing-duration>
    <meta:generator>LibreOffice/5.2.2.2$Linux_X86_64 LibreOffice_project/20m0$Build-2</meta:generator>
    <dc:date>2016-10-19T11:23:36.260142810</dc:date>
    <meta:print-date>2011-10-06T10:39:21.37</meta:print-date>
    <meta:document-statistic meta:table-count="11" meta:image-count="1" meta:object-count="0" meta:page-count="3" meta:paragraph-count="45" meta:word-count="367" meta:character-count="2341" meta:non-whitespace-character-count="1895"/>
    <meta:user-defined meta:name="Información 1"/>
    <meta:user-defined meta:name="Información 2"/>
    <meta:user-defined meta:name="Información 3"/>
    <meta:user-defined meta:name="Información 4"/>
  </office:meta>
</office:document-meta>
</file>